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officeooo:rsid="001bac29" officeooo:paragraph-rsid="001bac29" style:font-weight-asian="bold" style:font-weight-complex="bold"/>
    </style:style>
    <style:style style:name="P2" style:family="paragraph" style:parent-style-name="Standard">
      <style:paragraph-properties fo:text-align="justify" style:justify-single-word="false"/>
      <style:text-properties style:font-name="Calibri" fo:font-weight="bold" officeooo:rsid="0012fa4c" officeooo:paragraph-rsid="0012fa4c" style:font-weight-asian="bold" style:font-weight-complex="bold"/>
    </style:style>
    <style:style style:name="P3" style:family="paragraph" style:parent-style-name="Standard">
      <style:paragraph-properties fo:text-align="justify" style:justify-single-word="false"/>
      <style:text-properties style:font-name="Calibri" fo:font-weight="bold" officeooo:rsid="0012fa4c" officeooo:paragraph-rsid="0014f11e" style:font-weight-asian="bold" style:font-weight-complex="bold"/>
    </style:style>
    <style:style style:name="P4" style:family="paragraph" style:parent-style-name="Standard">
      <style:paragraph-properties fo:text-align="justify" style:justify-single-word="false"/>
      <style:text-properties style:font-name="Calibri" fo:font-weight="bold" officeooo:rsid="0012fa4c" officeooo:paragraph-rsid="003ca895" style:font-weight-asian="bold" style:font-weight-complex="bold"/>
    </style:style>
    <style:style style:name="P5" style:family="paragraph" style:parent-style-name="Standard">
      <style:paragraph-properties fo:text-align="justify" style:justify-single-word="false"/>
      <style:text-properties style:font-name="Calibri" fo:font-weight="bold" officeooo:rsid="00323b40" officeooo:paragraph-rsid="0037f5e1" style:font-weight-asian="bold" style:font-weight-complex="bold"/>
    </style:style>
    <style:style style:name="P6" style:family="paragraph" style:parent-style-name="Standard">
      <style:paragraph-properties fo:text-align="justify" style:justify-single-word="false"/>
      <style:text-properties style:font-name="Calibri" fo:font-weight="bold" officeooo:rsid="00323b40" officeooo:paragraph-rsid="005ea7f3" style:font-weight-asian="bold" style:font-weight-complex="bold"/>
    </style:style>
    <style:style style:name="P7" style:family="paragraph" style:parent-style-name="Standard">
      <style:paragraph-properties fo:text-align="justify" style:justify-single-word="false"/>
      <style:text-properties style:font-name="Calibri" fo:font-weight="bold" officeooo:rsid="00323b40" officeooo:paragraph-rsid="0061ccb8" style:font-weight-asian="bold" style:font-weight-complex="bold"/>
    </style:style>
    <style:style style:name="P8" style:family="paragraph" style:parent-style-name="Standard">
      <style:paragraph-properties fo:text-align="center" style:justify-single-word="false"/>
      <style:text-properties style:font-name="Calibri" fo:font-weight="bold" officeooo:rsid="006d02ab" officeooo:paragraph-rsid="006d02ab" style:font-weight-asian="bold" style:font-weight-complex="bold"/>
    </style:style>
    <style:style style:name="P9" style:family="paragraph" style:parent-style-name="Standard">
      <style:paragraph-properties fo:text-align="justify" style:justify-single-word="false"/>
      <style:text-properties style:font-name="Calibri" officeooo:rsid="0012fa4c" officeooo:paragraph-rsid="0012fa4c"/>
    </style:style>
    <style:style style:name="P10" style:family="paragraph" style:parent-style-name="Standard">
      <style:paragraph-properties fo:text-align="justify" style:justify-single-word="false"/>
      <style:text-properties style:font-name="Calibri" officeooo:rsid="0012fa4c" officeooo:paragraph-rsid="001bac29"/>
    </style:style>
    <style:style style:name="P11" style:family="paragraph" style:parent-style-name="Standard">
      <style:paragraph-properties fo:text-align="justify" style:justify-single-word="false"/>
      <style:text-properties style:font-name="Calibri" officeooo:rsid="0012fa4c" officeooo:paragraph-rsid="0016e478"/>
    </style:style>
    <style:style style:name="P12" style:family="paragraph" style:parent-style-name="Standard">
      <style:paragraph-properties fo:text-align="justify" style:justify-single-word="false"/>
      <style:text-properties style:font-name="Calibri" officeooo:rsid="0012fa4c" officeooo:paragraph-rsid="0014f11e"/>
    </style:style>
    <style:style style:name="P13" style:family="paragraph" style:parent-style-name="Standard">
      <style:paragraph-properties fo:text-align="justify" style:justify-single-word="false"/>
      <style:text-properties style:font-name="Calibri" officeooo:rsid="0012fa4c" officeooo:paragraph-rsid="0026248c"/>
    </style:style>
    <style:style style:name="P14" style:family="paragraph" style:parent-style-name="Standard">
      <style:paragraph-properties fo:text-align="justify" style:justify-single-word="false"/>
      <style:text-properties style:font-name="Calibri" officeooo:rsid="0012fa4c" officeooo:paragraph-rsid="002a21a4"/>
    </style:style>
    <style:style style:name="P15" style:family="paragraph" style:parent-style-name="Standard">
      <style:paragraph-properties fo:text-align="justify" style:justify-single-word="false"/>
      <style:text-properties style:font-name="Calibri" officeooo:rsid="0012fa4c" officeooo:paragraph-rsid="0028a885"/>
    </style:style>
    <style:style style:name="P16" style:family="paragraph" style:parent-style-name="Standard">
      <style:paragraph-properties fo:text-align="justify" style:justify-single-word="false"/>
      <style:text-properties style:font-name="Calibri" officeooo:rsid="0012fa4c" officeooo:paragraph-rsid="002f3a7f"/>
    </style:style>
    <style:style style:name="P17" style:family="paragraph" style:parent-style-name="Standard">
      <style:paragraph-properties fo:text-align="justify" style:justify-single-word="false"/>
      <style:text-properties style:font-name="Calibri" officeooo:rsid="0012fa4c" officeooo:paragraph-rsid="00323b40"/>
    </style:style>
    <style:style style:name="P18" style:family="paragraph" style:parent-style-name="Standard">
      <style:paragraph-properties fo:text-align="justify" style:justify-single-word="false"/>
      <style:text-properties style:font-name="Calibri" officeooo:rsid="0012fa4c" officeooo:paragraph-rsid="002d6e2b"/>
    </style:style>
    <style:style style:name="P19" style:family="paragraph" style:parent-style-name="Standard">
      <style:paragraph-properties fo:text-align="justify" style:justify-single-word="false"/>
      <style:text-properties style:font-name="Calibri" officeooo:rsid="0012fa4c" officeooo:paragraph-rsid="0041741a"/>
    </style:style>
    <style:style style:name="P20" style:family="paragraph" style:parent-style-name="Standard">
      <style:paragraph-properties fo:text-align="justify" style:justify-single-word="false"/>
      <style:text-properties style:font-name="Calibri" officeooo:rsid="0012fa4c" officeooo:paragraph-rsid="0037f5e1"/>
    </style:style>
    <style:style style:name="P21" style:family="paragraph" style:parent-style-name="Standard">
      <style:paragraph-properties fo:text-align="justify" style:justify-single-word="false"/>
      <style:text-properties style:font-name="Calibri" officeooo:rsid="00323b40" officeooo:paragraph-rsid="00346093"/>
    </style:style>
    <style:style style:name="P22" style:family="paragraph" style:parent-style-name="Standard">
      <style:paragraph-properties fo:text-align="justify" style:justify-single-word="false"/>
      <style:text-properties style:font-name="Calibri" officeooo:rsid="00323b40" officeooo:paragraph-rsid="00374910"/>
    </style:style>
    <style:style style:name="P23" style:family="paragraph" style:parent-style-name="Standard">
      <style:paragraph-properties fo:text-align="justify" style:justify-single-word="false"/>
      <style:text-properties style:font-name="Calibri" officeooo:rsid="00323b40" officeooo:paragraph-rsid="0037f5e1"/>
    </style:style>
    <style:style style:name="P24" style:family="paragraph" style:parent-style-name="Standard">
      <style:paragraph-properties fo:text-align="justify" style:justify-single-word="false"/>
      <style:text-properties style:font-name="Calibri" officeooo:rsid="0014f11e" officeooo:paragraph-rsid="001bac29"/>
    </style:style>
    <style:style style:name="P25" style:family="paragraph" style:parent-style-name="Standard">
      <style:paragraph-properties fo:text-align="justify" style:justify-single-word="false"/>
      <style:text-properties style:font-name="Calibri" officeooo:rsid="002d6e2b" officeooo:paragraph-rsid="00323b40"/>
    </style:style>
    <style:style style:name="P26" style:family="paragraph" style:parent-style-name="Standard">
      <style:paragraph-properties fo:text-align="justify" style:justify-single-word="false"/>
      <style:text-properties style:font-name="Calibri" officeooo:rsid="00346093" officeooo:paragraph-rsid="00346093"/>
    </style:style>
    <style:style style:name="P27" style:family="paragraph" style:parent-style-name="Standard">
      <style:paragraph-properties fo:text-align="justify" style:justify-single-word="false"/>
      <style:text-properties style:font-name="Calibri" officeooo:rsid="00346093" officeooo:paragraph-rsid="00374910"/>
    </style:style>
    <style:style style:name="P28" style:family="paragraph" style:parent-style-name="Standard">
      <style:paragraph-properties fo:text-align="justify" style:justify-single-word="false"/>
      <style:text-properties style:font-name="Calibri" officeooo:rsid="0037f5e1" officeooo:paragraph-rsid="0037f5e1"/>
    </style:style>
    <style:style style:name="P29" style:family="paragraph" style:parent-style-name="Standard">
      <style:paragraph-properties fo:text-align="justify" style:justify-single-word="false"/>
      <style:text-properties style:font-name="Calibri" fo:font-weight="normal" officeooo:rsid="00323b40" officeooo:paragraph-rsid="0037f5e1" style:font-weight-asian="normal" style:font-weight-complex="normal"/>
    </style:style>
    <style:style style:name="P30" style:family="paragraph" style:parent-style-name="Standard">
      <style:paragraph-properties fo:text-align="justify" style:justify-single-word="false"/>
      <style:text-properties style:font-name="Calibri" fo:font-weight="normal" officeooo:rsid="00323b40" officeooo:paragraph-rsid="004230a8" style:font-weight-asian="normal" style:font-weight-complex="normal"/>
    </style:style>
    <style:style style:name="P31" style:family="paragraph" style:parent-style-name="Standard">
      <style:paragraph-properties fo:text-align="justify" style:justify-single-word="false"/>
      <style:text-properties style:font-name="Calibri" fo:font-weight="normal" officeooo:rsid="00323b40" officeooo:paragraph-rsid="0043655a" style:font-weight-asian="normal" style:font-weight-complex="normal"/>
    </style:style>
    <style:style style:name="P32" style:family="paragraph" style:parent-style-name="Standard">
      <style:paragraph-properties fo:text-align="justify" style:justify-single-word="false"/>
      <style:text-properties style:font-name="Calibri" fo:font-weight="normal" officeooo:rsid="00323b40" officeooo:paragraph-rsid="0044d2e8" style:font-weight-asian="normal" style:font-weight-complex="normal"/>
    </style:style>
    <style:style style:name="P33" style:family="paragraph" style:parent-style-name="Standard">
      <style:paragraph-properties fo:text-align="justify" style:justify-single-word="false"/>
      <style:text-properties style:font-name="Calibri" fo:font-weight="normal" officeooo:rsid="00323b40" officeooo:paragraph-rsid="0050cfbb" style:font-weight-asian="normal" style:font-weight-complex="normal"/>
    </style:style>
    <style:style style:name="P34" style:family="paragraph" style:parent-style-name="Standard">
      <style:paragraph-properties fo:text-align="justify" style:justify-single-word="false"/>
      <style:text-properties style:font-name="Calibri" fo:font-weight="normal" officeooo:rsid="00323b40" officeooo:paragraph-rsid="005ea7f3" style:font-weight-asian="normal" style:font-weight-complex="normal"/>
    </style:style>
    <style:style style:name="P35" style:family="paragraph" style:parent-style-name="Standard">
      <style:paragraph-properties fo:text-align="justify" style:justify-single-word="false"/>
      <style:text-properties style:font-name="Calibri" fo:font-weight="normal" officeooo:rsid="00323b40" officeooo:paragraph-rsid="0061ccb8" style:font-weight-asian="normal" style:font-weight-complex="normal"/>
    </style:style>
    <style:style style:name="P36" style:family="paragraph" style:parent-style-name="Standard">
      <style:paragraph-properties fo:text-align="justify" style:justify-single-word="false"/>
      <style:text-properties style:font-name="Calibri" fo:font-weight="normal" officeooo:rsid="0050cfbb" officeooo:paragraph-rsid="0050cfbb" style:font-weight-asian="normal" style:font-weight-complex="normal"/>
    </style:style>
    <style:style style:name="P37" style:family="paragraph" style:parent-style-name="Standard">
      <style:paragraph-properties fo:text-align="justify" style:justify-single-word="false"/>
      <style:text-properties style:font-name="Calibri" fo:font-weight="normal" officeooo:rsid="00529b95" officeooo:paragraph-rsid="00529b95" style:font-weight-asian="normal" style:font-weight-complex="normal"/>
    </style:style>
    <style:style style:name="P38" style:family="paragraph" style:parent-style-name="Standard">
      <style:paragraph-properties fo:text-align="justify" style:justify-single-word="false"/>
      <style:text-properties style:font-name="Calibri" fo:font-weight="normal" officeooo:rsid="00529b95" officeooo:paragraph-rsid="005999fb" style:font-weight-asian="normal" style:font-weight-complex="normal"/>
    </style:style>
    <style:style style:name="P39" style:family="paragraph" style:parent-style-name="Standard">
      <style:paragraph-properties fo:text-align="justify" style:justify-single-word="false"/>
      <style:text-properties style:font-name="Calibri" fo:font-weight="normal" officeooo:rsid="00529b95" officeooo:paragraph-rsid="005ea7f3" style:font-weight-asian="normal" style:font-weight-complex="normal"/>
    </style:style>
    <style:style style:name="P40" style:family="paragraph" style:parent-style-name="Standard">
      <style:paragraph-properties fo:text-align="justify" style:justify-single-word="false"/>
      <style:text-properties style:font-name="Calibri" fo:font-weight="normal" officeooo:rsid="005560eb" officeooo:paragraph-rsid="005999fb" style:font-weight-asian="normal" style:font-weight-complex="normal"/>
    </style:style>
    <style:style style:name="P41" style:family="paragraph" style:parent-style-name="Standard">
      <style:paragraph-properties fo:text-align="justify" style:justify-single-word="false"/>
      <style:text-properties style:font-name="Calibri" fo:font-weight="normal" officeooo:rsid="0061ccb8" officeooo:paragraph-rsid="0061ccb8" style:font-weight-asian="normal" style:font-weight-complex="normal"/>
    </style:style>
    <style:style style:name="P42" style:family="paragraph" style:parent-style-name="Standard">
      <style:paragraph-properties fo:text-align="justify" style:justify-single-word="false"/>
      <style:text-properties style:font-name="Calibri" officeooo:rsid="0028a885" officeooo:paragraph-rsid="002a865e"/>
    </style:style>
    <style:style style:name="T1" style:family="text">
      <style:text-properties officeooo:rsid="001347d1"/>
    </style:style>
    <style:style style:name="T2" style:family="text">
      <style:text-properties officeooo:rsid="0014f11e"/>
    </style:style>
    <style:style style:name="T3" style:family="text">
      <style:text-properties officeooo:rsid="001bac29"/>
    </style:style>
    <style:style style:name="T4" style:family="text">
      <style:text-properties officeooo:rsid="001d0e14"/>
    </style:style>
    <style:style style:name="T5" style:family="text">
      <style:text-properties officeooo:rsid="00242b1b"/>
    </style:style>
    <style:style style:name="T6" style:family="text">
      <style:text-properties fo:font-weight="normal" officeooo:rsid="00259078" style:font-weight-asian="normal" style:font-weight-complex="normal"/>
    </style:style>
    <style:style style:name="T7" style:family="text">
      <style:text-properties fo:font-weight="normal" officeooo:rsid="0026248c" style:font-weight-asian="normal" style:font-weight-complex="normal"/>
    </style:style>
    <style:style style:name="T8" style:family="text">
      <style:text-properties officeooo:rsid="0026248c"/>
    </style:style>
    <style:style style:name="T9" style:family="text">
      <style:text-properties officeooo:rsid="00289d5c"/>
    </style:style>
    <style:style style:name="T10" style:family="text">
      <style:text-properties officeooo:rsid="0028a885"/>
    </style:style>
    <style:style style:name="T11" style:family="text">
      <style:text-properties officeooo:rsid="002a21a4"/>
    </style:style>
    <style:style style:name="T12" style:family="text">
      <style:text-properties officeooo:rsid="002c3be1"/>
    </style:style>
    <style:style style:name="T13" style:family="text">
      <style:text-properties officeooo:rsid="002d6e2b"/>
    </style:style>
    <style:style style:name="T14" style:family="text">
      <style:text-properties officeooo:rsid="00331771"/>
    </style:style>
    <style:style style:name="T15" style:family="text">
      <style:text-properties officeooo:rsid="00346093"/>
    </style:style>
    <style:style style:name="T16" style:family="text">
      <style:text-properties officeooo:rsid="0037f5e1"/>
    </style:style>
    <style:style style:name="T17" style:family="text">
      <style:text-properties officeooo:rsid="003a6f5e"/>
    </style:style>
    <style:style style:name="T18" style:family="text">
      <style:text-properties officeooo:rsid="003fbe7a"/>
    </style:style>
    <style:style style:name="T19" style:family="text">
      <style:text-properties officeooo:rsid="004230a8"/>
    </style:style>
    <style:style style:name="T20" style:family="text">
      <style:text-properties officeooo:rsid="0043655a"/>
    </style:style>
    <style:style style:name="T21" style:family="text">
      <style:text-properties officeooo:rsid="0046691f"/>
    </style:style>
    <style:style style:name="T22" style:family="text">
      <style:text-properties officeooo:rsid="00487dcc"/>
    </style:style>
    <style:style style:name="T23" style:family="text">
      <style:text-properties fo:font-style="italic" officeooo:rsid="00487dcc" style:font-style-asian="italic" style:font-style-complex="italic"/>
    </style:style>
    <style:style style:name="T24" style:family="text">
      <style:text-properties officeooo:rsid="004bd15f"/>
    </style:style>
    <style:style style:name="T25" style:family="text">
      <style:text-properties officeooo:rsid="004f661d"/>
    </style:style>
    <style:style style:name="T26" style:family="text">
      <style:text-properties officeooo:rsid="0052114a"/>
    </style:style>
    <style:style style:name="T27" style:family="text">
      <style:text-properties officeooo:rsid="00529b95"/>
    </style:style>
    <style:style style:name="T28" style:family="text">
      <style:text-properties officeooo:rsid="0052d1c0"/>
    </style:style>
    <style:style style:name="T29" style:family="text">
      <style:text-properties officeooo:rsid="00538413"/>
    </style:style>
    <style:style style:name="T30" style:family="text">
      <style:text-properties officeooo:rsid="0053dfca"/>
    </style:style>
    <style:style style:name="T31" style:family="text">
      <style:text-properties officeooo:rsid="0059d288"/>
    </style:style>
    <style:style style:name="T32" style:family="text">
      <style:text-properties officeooo:rsid="005b7a22"/>
    </style:style>
    <style:style style:name="T33" style:family="text">
      <style:text-properties officeooo:rsid="005c00a0"/>
    </style:style>
    <style:style style:name="T34" style:family="text">
      <style:text-properties officeooo:rsid="005e4d7b"/>
    </style:style>
    <style:style style:name="T35" style:family="text">
      <style:text-properties officeooo:rsid="005ea7f3"/>
    </style:style>
    <style:style style:name="T36" style:family="text">
      <style:text-properties officeooo:rsid="0060b5c4"/>
    </style:style>
    <style:style style:name="T37" style:family="text">
      <style:text-properties officeooo:rsid="0061ccb8"/>
    </style:style>
    <style:style style:name="T38" style:family="text">
      <style:text-properties officeooo:rsid="0067143a"/>
    </style:style>
    <style:style style:name="T39" style:family="text">
      <style:text-properties officeooo:rsid="00697c9f"/>
    </style:style>
    <style:style style:name="T40" style:family="text">
      <style:text-properties officeooo:rsid="0069e6ba"/>
    </style:style>
    <style:style style:name="T41" style:family="text">
      <style:text-properties officeooo:rsid="0071b71c"/>
    </style:style>
    <style:style style:name="T42" style:family="text">
      <style:text-properties officeooo:rsid="00762c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7ide Getting Started</text:p>
      <text:p text:style-name="P8"/>
      <text:p text:style-name="P1"/>
      <text:p text:style-name="P1">– Creating a new project</text:p>
      <text:p text:style-name="P9"/>
      <text:p text:style-name="P9">– Start program u7;</text:p>
      <text:p text:style-name="P9"/>
      <text:p text:style-name="P9">– Go to to “Project” tab page (this is default tab page, if program is just started it is not required step) <text:span text:style-name="T1">then</text:span> click button “New Project..”, the window “<text:span text:style-name="T1">Create New Project</text:span>” will appear;</text:p>
      <text:p text:style-name="P9"/>
      <text:p text:style-name="P9">– Enter desired project name, template is [CUSTOMER]_[UNIT][SYSTEM][NO]. Example: project name <text:span text:style-name="T1">is</text:span> K<text:span text:style-name="T14">Z</text:span>NPP_6SDS1, customer Kozloduy Nuclear Power Plant (K<text:span text:style-name="T14">Z</text:span>NPP), Unit 6, Shut Down System 1 (SDS1);</text:p>
      <text:p text:style-name="P9"/>
      <text:p text:style-name="P9">– Enter and confirm password for user Administrator, in case of too weak password the system will prompt to enter another password;</text:p>
      <text:p text:style-name="P9"/>
      <text:p text:style-name="P9">– Press “Ok”, the new <text:span text:style-name="T2">project </text:span>will be created, it will be upgraded to <text:span text:style-name="T41">the</text:span> latest version <text:span text:style-name="T2">and</text:span> <text:span text:style-name="T2">will appear in the project list</text:span>;</text:p>
      <text:p text:style-name="P9"/>
      <text:p text:style-name="P2">– <text:span text:style-name="T3">Opening project</text:span></text:p>
      <text:p text:style-name="P9"/>
      <text:p text:style-name="P9">– <text:span text:style-name="T4">To open project, click on it and press “Open Project” button (or double click on project in the project list), the program will ask to enter username and password;</text:span></text:p>
      <text:p text:style-name="P9"/>
      <text:p text:style-name="P10">– <text:span text:style-name="T2">In the field “Username” enter “Administrator”, fill the password section with the pointed password during creation steps (user “Administrator” is automatically created during initializing of a new project);</text:span></text:p>
      <text:p text:style-name="P10"/>
      <text:p text:style-name="P24">– Press “OK”, in case of correct data the project will be opened and main window will change its caption to “u7 - k<text:span text:style-name="T42">z</text:span>npp_sds1 - Administrator”;</text:p>
      <text:p text:style-name="P11"><text:s/></text:p>
      <text:p text:style-name="P4">– <text:span text:style-name="T5">Hardware Configuration (will be renamed to Equipment Configuration later)</text:span></text:p>
      <text:p text:style-name="P3"/>
      <text:p text:style-name="P3">– <text:span text:style-name="T6">Go to “Hardware Configuration” </text:span><text:span text:style-name="T7">tab page, work area of this tab page consists of Object Tree (left side) and Property Grid (right side);</text:span></text:p>
      <text:p text:style-name="P12"/>
      <text:p text:style-name="P13">– <text:span text:style-name="T8">Any project must contain at least one system, to add a system left click on Object tree, select “Add Object <text:s/></text:span>–<text:span text:style-name="T8">&gt; System” from the context menu, the new system will be added;</text:span></text:p>
      <text:p text:style-name="P13"/>
      <text:p text:style-name="P13">– <text:s/><text:span text:style-name="T8">Any object has identifier (StrID), the new system is created with the default StrID “SYSTEMID”, change it to a desired one (for example SDS1 for Shut Down System 1), to change any object's property press on object, press on a property value, enter a new value, press Enter;</text:span></text:p>
      <text:p text:style-name="P13"/>
      <text:p text:style-name="P13">– <text:span text:style-name="T9">Change system caption (for example: Shut Down System 1) ;</text:span></text:p>
      <text:p text:style-name="P13"/>
      <text:p text:style-name="P14">– <text:span text:style-name="T10">Add rack to the system, right click on the system, select “Add Obejct → Rack”, the new rack will be added;</text:span></text:p>
      <text:p text:style-name="P14"/>
      <text:p text:style-name="P42"><text:soft-page-break/>– <text:s/>Set StrID for the new rack, for instance “$(PARENT)_RCH0”. Note – <text:s/>some property fields may contain macroses like “$(PARENT)”, it means that during building process this part of the value will be changed to corresponding value, thus StrID value ”$(PARENT)_RCH0” becomes “SDS1_RCH0” as the parent for the rack is system with StrID “SDS1”;</text:p>
      <text:p text:style-name="P15"/>
      <text:p text:style-name="P14">– <text:span text:style-name="T11">Set Caption for the new rack, for instance “SDS Rack”;</text:span></text:p>
      <text:p text:style-name="P14"/>
      <text:p text:style-name="P18">– <text:span text:style-name="T12">Add Chassis to rack, right click on rack, select “Add Object → Chassis”, set StrID and Caption for chassis, for instance “$(PARENT)_CHS”;</text:span></text:p>
      <text:p text:style-name="P18"/>
      <text:p text:style-name="P17">– <text:span text:style-name="T13">At this moment everything is ready for adding modules to chassis, it is considered that chassis should contain next modules:</text:span></text:p>
      <text:p text:style-name="P25"><text:tab/>Place 0: LM-1 (Logic Module);</text:p>
      <text:p text:style-name="P25"><text:tab/>Place 1: DIM (Discrete Input Module);</text:p>
      <text:p text:style-name="P25"><text:tab/>Place 2: DOM (Discrete Output Module);</text:p>
      <text:p text:style-name="P25"><text:tab/>Place 3: AIM (Analogue Input Module);</text:p>
      <text:p text:style-name="P25"><text:tab/>Place 4: AOM (Analogue Output Module);</text:p>
      <text:p text:style-name="P16"/>
      <text:p text:style-name="P21">– To add module to chassis, select chassis, right click on it and select “Add From Preset → Preset Module”, <text:span text:style-name="T15">select module “LM-1” from the list, set field “Place” to 0 for this module;</text:span></text:p>
      <text:p text:style-name="P21"/>
      <text:p text:style-name="P19">– <text:span text:style-name="T18">Set property “Channel“ for module LM-1 to value 1;</text:span></text:p>
      <text:p text:style-name="P21"/>
      <text:p text:style-name="P26">– <text:s/>Add module DIM, set field “Place“ to 1;</text:p>
      <text:p text:style-name="P27">– <text:s/>Add module DOM, set field “Place“ to 2;</text:p>
      <text:p text:style-name="P27">– <text:s/>Add module AIM, set field “Place“ to 3;</text:p>
      <text:p text:style-name="P27">– <text:s/>Add module AOM, set field “Place“ to 4;</text:p>
      <text:p text:style-name="P22"/>
      <text:p text:style-name="P23">– <text:span text:style-name="T16">At this point minimum hardware configuration is done, project contains:</text:span></text:p>
      <text:p text:style-name="P28"><text:tab/>system SDS1; </text:p>
      <text:p text:style-name="P28"><text:tab/><text:tab/>rack SDS1_RCH0;</text:p>
      <text:p text:style-name="P28"><text:tab/><text:tab/><text:tab/>chassis SDS1_RCH0_CHS;</text:p>
      <text:p text:style-name="P28"><text:tab/><text:tab/><text:tab/><text:tab/>module SDS1_RCH0_CHS_MD00 (LM-1);</text:p>
      <text:p text:style-name="P28"><text:tab/><text:tab/><text:tab/><text:tab/>module SDS1_RCH0_CHS_MD01 (DIM);</text:p>
      <text:p text:style-name="P28"><text:tab/><text:tab/><text:tab/><text:tab/>module SDS1_RCH0_CHS_MD02 (DOM);</text:p>
      <text:p text:style-name="P28"><text:tab/><text:tab/><text:tab/><text:tab/>module SDS1_RCH0_CHS_MD03 (AIM);</text:p>
      <text:p text:style-name="P28"><text:tab/><text:tab/><text:tab/><text:tab/>module SDS1_RCH0_CHS_MD04 (AOM);</text:p>
      <text:p text:style-name="P28"/>
      <text:p text:style-name="P30">– <text:span text:style-name="T19">To add inputs from module DIM to Application Signals right click on DIM and choose “Inputs/Outputs to signal”, this operation will add Application Signals connected to modules inputs or outputs;</text:span></text:p>
      <text:p text:style-name="P30"/>
      <text:p text:style-name="P30">– <text:span text:style-name="T19">Go to “Application Signals” tab page, press Refresh button, the list of signals which can be used for drawing Application Logic Schemes will be shown, besides inputs and outputs list contains validity signals for them;</text:span></text:p>
      <text:p text:style-name="P30"/>
      <text:p text:style-name="P31">– <text:span text:style-name="T20">Go back to “Hardware Configuration” tab page and perform operation of adding application signals for modules DOM, AIO, AOM (left click on module and choose <text:s/>“Inputs/Outputs to signal”);</text:span></text:p>
      <text:p text:style-name="P23"/>
      <text:p text:style-name="P5"><text:soft-page-break/>– <text:span text:style-name="T17">Application Signals</text:span></text:p>
      <text:p text:style-name="P32"/>
      <text:p text:style-name="P32">– <text:span text:style-name="T19">Go to “Application Signals” tab page, press Refresh button, the list of added signals will be shown, added signals have acceptable default value;</text:span></text:p>
      <text:p text:style-name="P5"/>
      <text:p text:style-name="P5">– <text:span text:style-name="T21">Application Logic Schemes</text:span></text:p>
      <text:p text:style-name="P29"/>
      <text:p text:style-name="P29">– <text:span text:style-name="T22">Go to “Application Logic” tab page, <text:s/>it has control tab page and schemes list (empty now);</text:span></text:p>
      <text:p text:style-name="P29"/>
      <text:p text:style-name="P29">– <text:span text:style-name="T22">Right click on scheme list control, select “Add File...”, set file name (Exaple: </text:span><text:span text:style-name="T23">testlogic</text:span><text:span text:style-name="T22">) and press “OK”;</text:span></text:p>
      <text:p text:style-name="P29"/>
      <text:p text:style-name="P29">– <text:span text:style-name="T22">Program will ask to set scheme properties, <text:s/>set “StrID” to #TESTLOGIC, set field “Caption” to “Test Logic”, press OK, the new Logic Scheme will be added to the list;</text:span></text:p>
      <text:p text:style-name="P29"/>
      <text:p text:style-name="P29">– <text:span text:style-name="T24">To open scheme for editing it must be checked out for edit, as it is just created it is in state Checked Out;</text:span></text:p>
      <text:p text:style-name="P29"/>
      <text:p text:style-name="P29">– <text:span text:style-name="T24">To open scheme double click it on list, the new tab with the empty scheme will be opened, it will have caption “#TESTLOGIC” which is the schemes StrID;</text:span></text:p>
      <text:p text:style-name="P29"/>
      <text:p text:style-name="P33">– <text:span text:style-name="T25">All Application Logic Schemes must be tied up to specific Logic Modules (LM-1) where this logic will be executed, this is done by setting “HardwareStrIDs” property <text:s/>for Logic Scheme;</text:span></text:p>
      <text:p text:style-name="P33"/>
      <text:p text:style-name="P36">– To set up link between Application Logic Scheme and Logic Module, right click on Logic Scheme drawing area, select “File → Properties...”, set property “<text:span text:style-name="T25">HardwareStrIDs</text:span>” to Logic Module StrID (<text:span text:style-name="T25">SDS1_RCH0_CHS_MD00</text:span>)<text:span text:style-name="T25">;</text:span></text:p>
      <text:p text:style-name="P36"/>
      <text:p text:style-name="P36">– <text:span text:style-name="T26">At this point everything is ready to draw Application Logic, any logic should contain input and output signals, logic elements and links, in the next steps simple logic scheme with two inputs, logic “AND” and output will be created;</text:span></text:p>
      <text:p text:style-name="P36"/>
      <text:p text:style-name="P37">– To add input item, right click on scheme, select “Add Item → Input”, put item on scheme;</text:p>
      <text:p text:style-name="P37"/>
      <text:p text:style-name="P37">– For all input and output items must be assigned Application Signal, select Input item, right click on it, select “Properties...”, set property “StrIDs” to “#SDS1_RCH0_CHS_MD01_CTRLIN_INH01A”, w<text:span text:style-name="T28">hat</text:span> is input 1 for DIM module;</text:p>
      <text:p text:style-name="P37"/>
      <text:p text:style-name="P37">– <text:span text:style-name="T29">Scheme navigation tips:</text:span></text:p>
      <text:p text:style-name="P37"><text:tab/><text:span text:style-name="T29">To Zoom In/Zoom Out, use mouse wheel or press Ctrl + Plus, Ctrl + Minus;</text:span></text:p>
      <text:p text:style-name="P37"><text:tab/><text:span text:style-name="T30">To adjust scheme position while it is zoomed in, press and hold mouse wheel and move it;</text:span></text:p>
      <text:p text:style-name="P37"><text:tab/><text:span text:style-name="T32">To copy item, select it and drag it with pressed Ctrl;</text:span></text:p>
      <text:p text:style-name="P37"/>
      <text:p text:style-name="P40">– Add one more Input item and set ”StrIDs“ for it to <text:span text:style-name="T27">“#SDS1_RCH0_CHS_MD01_CTRLIN_INH0</text:span>2<text:span text:style-name="T27">A” what is input 2 for DIM module;</text:span></text:p>
      <text:p text:style-name="P40"/>
      <text:p text:style-name="P40">– <text:span text:style-name="T31">Add logical “AND” item, right click on scheme, select <text:s/>“Add Item → FBL Element”, Select “and_v1” from the logical element list, press “OK”, put item on scheme;</text:span></text:p>
      <text:p text:style-name="P40"/>
      <text:p text:style-name="P38"><text:soft-page-break/>– <text:span text:style-name="T33">Connect pins between items with Link, right click on scheme, select “Add Item → Link”, press and hold left mouse button on one pin, move mouse to the destination pin, release button, to set custom link path do not releasing left button do right click;</text:span></text:p>
      <text:p text:style-name="P39">– <text:span text:style-name="T34">Add Output item, set “StrIDs” fro it to “#SDS1_RCH0_CHS_MD02_CTRLOUT_OUT01”, what is discrete output 1 in module DOM;</text:span></text:p>
      <text:p text:style-name="P6"/>
      <text:p text:style-name="P34">– <text:span text:style-name="T35">Link output item to logical “and_v1” output pin;</text:span></text:p>
      <text:p text:style-name="P6"/>
      <text:p text:style-name="P34">– <text:span text:style-name="T35">Save Scheme with Ctrl + S;</text:span></text:p>
      <text:p text:style-name="P6"/>
      <text:p text:style-name="P5">– <text:span text:style-name="T17">Building Project</text:span></text:p>
      <text:p text:style-name="P5"/>
      <text:p text:style-name="P29">– <text:span text:style-name="T36">Go to “Build” tab page, press “Build” button;</text:span></text:p>
      <text:p text:style-name="P29"/>
      <text:p text:style-name="P35">– <text:span text:style-name="T37">Build will be started, output log window will show the build process;</text:span></text:p>
      <text:p text:style-name="P35"/>
      <text:p text:style-name="P41">– All warning messages have orange colour, error messages re red;</text:p>
      <text:p text:style-name="P35"/>
      <text:p text:style-name="P35">– <text:span text:style-name="T37">Build process should be done with the only warning <text:s/>which inform that in case of Debug build, workcopies of files can be used instead of fixed changes;</text:span></text:p>
      <text:p text:style-name="P35"/>
      <text:p text:style-name="P35">– <text:span text:style-name="T38">The result of build is a set of output files:</text:span></text:p>
      <text:p text:style-name="P35"><text:tab/><text:span text:style-name="T38">Application Logic files;</text:span></text:p>
      <text:p text:style-name="P35"><text:tab/><text:span text:style-name="T39">Module Configuration files;</text:span></text:p>
      <text:p text:style-name="P35"><text:tab/><text:span text:style-name="T38">Reports;</text:span></text:p>
      <text:p text:style-name="P35"><text:tab/><text:span text:style-name="T38">Log file;</text:span></text:p>
      <text:p text:style-name="P35"><text:tab/><text:span text:style-name="T38">etc.</text:span></text:p>
      <text:p text:style-name="P35"/>
      <text:p text:style-name="P35">– <text:span text:style-name="T40">Application Logic and Module Configuration can be written to Logic Module, after start this module executes new logic which was drawn in Application Logic Scheme editor;</text:span></text:p>
      <text:p text:style-name="P35"/>
      <text:p text:style-name="P35"/>
      <text:p text:style-name="P7"/>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8T17:22:08.583379814</meta:creation-date>
    <dc:date>2015-08-11T11:40:08.779105446</dc:date>
    <meta:editing-duration>PT4H29M9S</meta:editing-duration>
    <meta:editing-cycles>106</meta:editing-cycles>
    <meta:generator>LibreOffice/4.3.7.2$Linux_X86_64 LibreOffice_project/430m0$Build-2</meta:generator>
    <meta:document-statistic meta:table-count="0" meta:image-count="0" meta:object-count="0" meta:page-count="4" meta:paragraph-count="80" meta:word-count="1231" meta:character-count="7619" meta:non-whitespace-character-count="6354"/>
  </office:meta>
</office:document-meta>
</file>